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3.889cm" svg:y="5cm"/>
          <draw:glue-point draw:id="5" svg:x="3.889cm" svg:y="5cm"/>
          <draw:glue-point draw:id="6" svg:x="0cm" svg:y="5cm"/>
          <draw:glue-point draw:id="7" svg:x="5cm" svg:y="-3.333cm"/>
          <draw:glue-point draw:id="8" svg:x="5cm" svg:y="3.333cm"/>
          <draw:glue-point draw:id="9" svg:x="5cm" svg:y="0cm"/>
          <draw:glue-point draw:id="10" svg:x="-5cm" svg:y="-3.333cm"/>
          <draw:glue-point draw:id="11" svg:x="-5cm" svg:y="3.333cm"/>
          <draw:glue-point draw:id="12" svg:x="-5cm" svg:y="0cm"/>
          <draw:glue-point draw:id="13" svg:x="-3.889cm" svg:y="-5cm"/>
          <draw:glue-point draw:id="14" svg:x="3.889cm" svg:y="-5cm"/>
          <draw:glue-point draw:id="15" svg:x="0cm" svg:y="-5cm"/>
          <draw:path draw:style-name="gr1" draw:layer="layout" svg:width="3cm" svg:height="2cm" svg:x="0cm" svg:y="0cm" svg:viewBox="0 0 3001 2001" svg:d="m333 0c333 0 2001 0 2334 0s334 0 334 333 0 1001 0 1334 0 334-334 334-2001 0-2334 0-333 0-333-334 0-1000 0-1334 0-333 333-333z">
            <text:p/>
          </draw:path>
          <draw:path draw:style-name="gr2" draw:layer="layout" svg:width="3cm" svg:height="2cm" svg:x="0cm" svg:y="0cm" svg:viewBox="0 0 3001 2001" svg:d="m333 0c333 0 2001 0 2334 0s334 0 334 333 0 1001 0 1334 0 334-334 334-2001 0-2334 0-333 0-333-334 0-1000 0-1334 0-333 333-333">
            <text:p/>
          </draw:path>
          <draw:path draw:style-name="gr1" draw:layer="layout" svg:width="2.853cm" svg:height="1.9cm" svg:x="0.073cm" svg:y="0.058cm" svg:viewBox="0 0 2854 1901" svg:d="m332 33c332 0 1858 0 2190 0s332 0 332 333 0 867 0 1201 0 334-332 334-1858 0-2190 0c-331 0-331 0-331-334s0-867 0-1201-33-366 331-366z">
            <text:p/>
          </draw:path>
          <draw:path draw:style-name="gr2" draw:layer="layout" svg:width="2.853cm" svg:height="1.9cm" svg:x="0.073cm" svg:y="0.058cm" svg:viewBox="0 0 2854 1901" svg:d="m332 33c332 0 1858 0 2190 0s332 0 332 333 0 867 0 1201 0 334-332 334-1858 0-2190 0c-331 0-331 0-331-334s0-867 0-1201-33-366 331-366">
            <text:p/>
          </draw:path>
          <draw:line draw:style-name="gr2" draw:layer="layout" svg:x1="0.333cm" svg:y1="2cm" svg:x2="2.667cm" svg:y2="2cm">
            <text:p/>
          </draw:line>
          <draw:line draw:style-name="gr2" draw:layer="layout" svg:x1="3cm" svg:y1="0.333cm" svg:x2="3cm" svg:y2="1.667cm">
            <text:p/>
          </draw:line>
          <draw:line draw:style-name="gr2" draw:layer="layout" svg:x1="0cm" svg:y1="0.333cm" svg:x2="0cm" svg:y2="1.667cm">
            <text:p/>
          </draw:line>
          <draw:line draw:style-name="gr2" draw:layer="layout" svg:x1="0.333cm" svg:y1="0cm" svg:x2="2.667cm" svg:y2="0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Transaction</dc:title>
    <meta:creation-date>2011-02-07T16:50:43</meta:creation-date>
    <meta:editing-duration>P0D</meta:editing-duration>
    <meta:editing-cycles>1</meta:editing-cycles>
    <meta:document-statistic meta:object-count="9"/>
    <meta:generator>OpenOffice.org/3.3$Linux OpenOffice.org_project/330m20$Build-9567</meta:generator>
  </office:meta>
</office:document-meta>
</file>